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4pt" svg:x="12.73pt" svg:y="3.09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9.298245614035" calcext:value-type="float">
            <text:p>719.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1349" calcext:value-type="float">
            <text:p>181349</text:p>
          </table:table-cell>
          <table:table-cell table:style-name="ce1" table:formula="of:=SUM([.H3:.H70])" office:value-type="float" office:value="11321" calcext:value-type="float">
            <text:p>11321</text:p>
          </table:table-cell>
          <table:table-cell table:style-name="ce6" table:formula="of:=([.H72]/[.G72])" office:value-type="percentage" office:value="0.062426591820192" calcext:value-type="percentage">
            <text:p>6.24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8:00:03.304995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5-07T18:00:31.387451487</dc:date>
    <meta:editing-duration>P2DT16H57M38S</meta:editing-duration>
    <meta:editing-cycles>135</meta:editing-cycles>
    <meta:generator>LibreOffice/6.0.7.3$Linux_X86_64 LibreOffice_project/00m0$Build-3</meta:generator>
    <meta:document-statistic meta:table-count="2" meta:cell-count="143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